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JOUR Le type de jour ; férié (1) ou pas (0) ; </text:span></text:p>
      <text:p text:style-name="P1"><text:span text:style-name="T1">O3obs La concentration d’ozone effectivement observée le lendemain à 17h locales correspondant souvent au maximum de pollution observée ; </text:span></text:p>
      <text:p text:style-name="P1"><text:span text:style-name="T1">MOCAGE Prévision de cette pollution obtenue par un modèle déterministe de mécanique des fluides (équation de Navier et Stockes) ; </text:span></text:p>
      <text:p text:style-name="P1"><text:span text:style-name="T1">TEMPE Température prévue par MétéoFrance pour le lendemain 17h ; </text:span></text:p>
      <text:p text:style-name="P1"><text:span text:style-name="T1">RMH2O Rapport d’humidité ; NO2 Concentration en dioxyde d’azote ; NO Concentration en monoxyde d’azote ; STATION Lieu de l’observation : Aix-en-Provence, Rambouillet, Munchhausen, Cadarache et Plan de Cuques ;</text:span></text:p>
      <text:p text:style-name="P1"><text:span text:style-name="T1">VentMOD Force du vent ; </text:span></text:p>
      <text:p text:style-name="P1"><text:span text:style-name="T1">VentANG Orientation du v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77</meta:generator>
  </office:meta>
</office:document-meta>
</file>